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66c56" officeooo:paragraph-rsid="00166c56"/>
    </style:style>
    <style:style style:name="P2" style:family="paragraph" style:parent-style-name="Standard">
      <style:text-properties officeooo:rsid="00166c56" officeooo:paragraph-rsid="00166c56"/>
    </style:style>
    <style:style style:name="P3" style:family="paragraph" style:parent-style-name="Standard">
      <style:paragraph-properties fo:break-before="page"/>
      <style:text-properties officeooo:rsid="00166c56" officeooo:paragraph-rsid="00166c56"/>
    </style:style>
    <style:style style:name="P4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5" style:family="paragraph" style:parent-style-name="Preformatted_20_Text">
      <style:paragraph-properties fo:margin-top="0cm" fo:margin-bottom="0.499cm" style:contextual-spacing="false" fo:padding="0.049cm" fo:border="0.06pt solid #d9d9e3"/>
      <style:text-properties officeooo:paragraph-rsid="001a680f"/>
    </style:style>
    <style:style style:name="P6" style:family="paragraph" style:parent-style-name="Standard">
      <style:paragraph-properties fo:margin-top="0cm" fo:margin-bottom="0.499cm" style:contextual-spacing="false" fo:padding="0.049cm" fo:border="0.06pt solid #d9d9e3"/>
      <style:text-properties officeooo:paragraph-rsid="001a680f"/>
    </style:style>
    <style:style style:name="P7" style:family="paragraph" style:parent-style-name="Standard">
      <style:paragraph-properties style:line-height-at-least="0.503cm"/>
      <style:text-properties fo:color="#cccccc" loext:opacity="100%" fo:font-size="13pt" fo:background-color="#1f1f1f" style:font-size-asian="13pt" style:font-size-complex="13pt"/>
    </style:style>
    <style:style style:name="P8" style:family="paragraph" style:parent-style-name="Standard">
      <style:text-properties fo:color="#cccccc" loext:opacity="100%" style:font-name="Consolas" fo:font-size="13pt" fo:font-weight="normal" officeooo:rsid="0028d2f2" officeooo:paragraph-rsid="0028d2f2" fo:background-color="#1f1f1f" style:font-size-asian="13pt" style:font-size-complex="13pt"/>
    </style:style>
    <style:style style:name="P9" style:family="paragraph" style:parent-style-name="Standard">
      <style:paragraph-properties style:line-height-at-least="0.503cm"/>
      <style:text-properties fo:color="#cccccc" loext:opacity="100%" style:font-name="Consolas" fo:font-size="13pt" fo:font-weight="normal" fo:background-color="#1f1f1f" style:font-size-asian="13pt" style:font-size-complex="13pt"/>
    </style:style>
    <style:style style:name="P10" style:family="paragraph" style:parent-style-name="Standard">
      <style:paragraph-properties style:line-height-at-least="0.503cm"/>
      <style:text-properties fo:color="#c9211e" loext:opacity="100%" fo:font-size="13pt" fo:background-color="transparent" style:font-size-asian="13pt" style:font-size-complex="13pt"/>
    </style:style>
    <style:style style:name="P11" style:family="paragraph" style:parent-style-name="Standard">
      <style:paragraph-properties style:line-height-at-least="0.503cm"/>
      <style:text-properties fo:color="#c9211e" loext:opacity="100%" fo:font-size="13pt" officeooo:rsid="001ffc3a" officeooo:paragraph-rsid="001ffc3a" fo:background-color="transparent" style:font-size-asian="13pt" style:font-size-complex="13pt"/>
    </style:style>
    <style:style style:name="P12" style:family="paragraph" style:parent-style-name="Standard">
      <style:paragraph-properties fo:break-before="page"/>
      <style:text-properties officeooo:rsid="0028d2f2" officeooo:paragraph-rsid="0028d2f2"/>
    </style:style>
    <style:style style:name="P13" style:family="paragraph" style:parent-style-name="Standard">
      <style:text-properties officeooo:rsid="0028d2f2" officeooo:paragraph-rsid="0028d2f2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fo:font-size="13pt" style:font-size-asian="13pt" style:font-size-complex="13pt"/>
    </style:style>
    <style:style style:name="P15" style:family="paragraph" style:parent-style-name="Standard">
      <style:text-properties fo:font-size="13pt" officeooo:rsid="0028d2f2" officeooo:paragraph-rsid="0028d2f2" style:font-size-asian="13pt" style:font-size-complex="13pt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Preformatted_20_Text" style:list-style-name="L2">
      <style:paragraph-properties fo:margin-top="0cm" fo:margin-bottom="0.499cm" style:contextual-spacing="false" fo:padding="0.049cm" fo:border="0.06pt solid #d9d9e3"/>
    </style:style>
    <style:style style:name="P18" style:family="paragraph" style:parent-style-name="Preformatted_20_Text" style:list-style-name="L2">
      <style:paragraph-properties fo:margin-top="0cm" fo:margin-bottom="0.499cm" style:contextual-spacing="false" fo:padding="0.049cm" fo:border="0.06pt solid #d9d9e3"/>
      <style:text-properties officeooo:paragraph-rsid="0022aa2d"/>
    </style:style>
    <style:style style:name="P19" style:family="paragraph" style:parent-style-name="Preformatted_20_Text" style:list-style-name="L2">
      <style:paragraph-properties fo:padding="0.049cm" fo:border="0.06pt solid #d9d9e3"/>
    </style:style>
    <style:style style:name="P20" style:family="paragraph" style:parent-style-name="Preformatted_20_Text" style:list-style-name="L2">
      <style:paragraph-properties fo:padding="0.049cm" fo:border="0.06pt solid #d9d9e3"/>
      <style:text-properties loext:padding="0.049cm" loext:border="0.06pt solid #d9d9e3"/>
    </style:style>
    <style:style style:name="P21" style:family="paragraph" style:parent-style-name="Preformatted_20_Text" style:list-style-name="L3">
      <style:paragraph-properties fo:padding="0.049cm" fo:border="0.06pt solid #d9d9e3"/>
      <style:text-properties officeooo:paragraph-rsid="00287237"/>
    </style:style>
    <style:style style:name="P22" style:family="paragraph" style:parent-style-name="Preformatted_20_Text" style:list-style-name="L4">
      <style:paragraph-properties fo:margin-top="0cm" fo:margin-bottom="0.499cm" style:contextual-spacing="false" fo:padding="0.049cm" fo:border="0.06pt solid #d9d9e3"/>
      <style:text-properties officeooo:paragraph-rsid="002627c6"/>
    </style:style>
    <style:style style:name="P23" style:family="paragraph" style:parent-style-name="Preformatted_20_Text" style:list-style-name="L5">
      <style:paragraph-properties fo:margin-top="0cm" fo:margin-bottom="0.499cm" style:contextual-spacing="false" fo:padding="0.049cm" fo:border="0.06pt solid #d9d9e3"/>
      <style:text-properties officeooo:paragraph-rsid="0027c197"/>
    </style:style>
    <style:style style:name="P24" style:family="paragraph" style:parent-style-name="Preformatted_20_Text" style:list-style-name="L5">
      <style:paragraph-properties fo:margin-top="0cm" fo:margin-bottom="0.499cm" style:contextual-spacing="false" fo:padding="0.049cm" fo:border="0.06pt solid #d9d9e3"/>
      <style:text-properties officeooo:paragraph-rsid="002627c6"/>
    </style:style>
    <style:style style:name="P25" style:family="paragraph" style:parent-style-name="Standard">
      <style:paragraph-properties style:line-height-at-least="0.503cm"/>
      <style:text-properties fo:color="#cccccc" loext:opacity="100%" style:font-name="Consolas" fo:font-size="13pt" fo:font-weight="normal" fo:background-color="#1f1f1f" style:font-size-asian="13pt" style:font-size-complex="13pt"/>
    </style:style>
    <style:style style:name="P26" style:family="paragraph" style:parent-style-name="Standard">
      <style:text-properties fo:color="#cccccc" loext:opacity="100%" style:font-name="Consolas" fo:font-size="10.5pt" fo:font-weight="normal" officeooo:rsid="002c5d9f" officeooo:paragraph-rsid="002c5d9f" fo:background-color="#1f1f1f" style:font-size-asian="13pt" style:font-size-complex="13pt"/>
    </style:style>
    <style:style style:name="P27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28" style:family="paragraph" style:parent-style-name="Standard">
      <style:text-properties fo:font-size="13pt" officeooo:rsid="0028d2f2" officeooo:paragraph-rsid="0028d2f2" style:font-size-asian="13pt" style:font-size-complex="13pt"/>
    </style:style>
    <style:style style:name="P29" style:family="paragraph" style:parent-style-name="Standard">
      <style:paragraph-properties fo:break-before="page"/>
      <style:text-properties fo:font-size="13pt" officeooo:rsid="0028d2f2" officeooo:paragraph-rsid="0028d2f2" style:font-size-asian="13pt" style:font-size-complex="13pt"/>
    </style:style>
    <style:style style:name="P30" style:family="paragraph" style:parent-style-name="Standard">
      <style:text-properties fo:font-size="13pt" officeooo:rsid="0028d2f2" officeooo:paragraph-rsid="002a8983" style:font-size-asian="13pt" style:font-size-complex="13pt"/>
    </style:style>
    <style:style style:name="P31" style:family="paragraph" style:parent-style-name="Standard">
      <style:text-properties fo:font-size="13pt" officeooo:rsid="002c5d9f" officeooo:paragraph-rsid="002c5d9f" style:font-size-asian="13pt" style:font-size-complex="13pt"/>
    </style:style>
    <style:style style:name="P32" style:family="paragraph" style:parent-style-name="Standard">
      <style:text-properties fo:font-size="13pt" officeooo:rsid="002e6155" officeooo:paragraph-rsid="002e6155" style:font-size-asian="13pt" style:font-size-complex="13pt"/>
    </style:style>
    <style:style style:name="P33" style:family="paragraph" style:parent-style-name="Standard">
      <style:text-properties fo:font-size="13pt" officeooo:rsid="0031be1f" officeooo:paragraph-rsid="0031be1f" style:font-size-asian="13pt" style:font-size-complex="13pt"/>
    </style:style>
    <style:style style:name="P34" style:family="paragraph" style:parent-style-name="Standard">
      <style:text-properties fo:font-size="13pt" officeooo:paragraph-rsid="002e6155"/>
    </style:style>
    <style:style style:name="P35" style:family="paragraph" style:parent-style-name="Standard">
      <style:text-properties fo:color="#c9211e" loext:opacity="100%" fo:font-size="13pt" fo:font-style="normal" fo:font-weight="bold" officeooo:rsid="0028d2f2" officeooo:paragraph-rsid="002a8983" fo:background-color="#ffff00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paragraph-properties fo:margin-top="0cm" fo:margin-bottom="0cm" style:contextual-spacing="false"/>
    </style:style>
    <style:style style:name="P38" style:family="paragraph" style:parent-style-name="Text_20_body" style:list-style-name="L2">
      <style:paragraph-properties fo:padding="0.049cm" fo:border="0.06pt solid #d9d9e3"/>
    </style:style>
    <style:style style:name="P39" style:family="paragraph" style:parent-style-name="Text_20_body">
      <style:paragraph-properties fo:padding="0.049cm" fo:border="0.06pt solid #d9d9e3"/>
    </style:style>
    <style:style style:name="P40" style:family="paragraph" style:parent-style-name="Text_20_body" style:list-style-name="L6">
      <style:paragraph-properties fo:padding="0.049cm" fo:border="0.06pt solid #d9d9e3"/>
    </style:style>
    <style:style style:name="P41" style:family="paragraph" style:parent-style-name="Text_20_body">
      <style:text-properties fo:font-size="13pt" officeooo:rsid="002e6155" officeooo:paragraph-rsid="002e6155" style:font-size-asian="13pt" style:font-size-complex="13pt"/>
    </style:style>
    <style:style style:name="P42" style:family="paragraph" style:parent-style-name="Text_20_body">
      <style:paragraph-properties fo:padding="0.049cm" fo:border="0.06pt solid #d9d9e3"/>
      <style:text-properties fo:color="#ff4081" loext:opacity="100%" fo:font-weight="bold" style:font-weight-asian="bold" style:font-weight-complex="bold"/>
    </style:style>
    <style:style style:name="T1" style:family="text">
      <style:text-properties loext:padding="0.049cm" loext:border="0.06pt solid #d9d9e3"/>
    </style:style>
    <style:style style:name="T2" style:family="text">
      <style:text-properties fo:background-color="#ffff00" loext:char-shading-value="0" loext:padding="0.049cm" loext:border="0.06pt solid #d9d9e3"/>
    </style:style>
    <style:style style:name="T3" style:family="text">
      <style:text-properties fo:color="#c9211e" loext:opacity="100%" style:font-name="Liberation 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color="#c9211e" loext:opacity="100%" style:font-name="Liberation Serif" fo:font-size="13pt" fo:font-style="italic" fo:font-weight="bold" officeooo:rsid="0018a8eb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fo:color="#c9211e" loext:opacity="100%" style:font-name="Liberation Serif" fo:font-size="13pt" fo:font-style="italic" fo:font-weight="bold" officeooo:rsid="001a680f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color="#c9211e" loext:opacity="100%" style:font-name="Liberation Serif" fo:font-size="13pt" fo:font-style="italic" fo:font-weight="bold" officeooo:rsid="001b7583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8" style:family="text">
      <style:text-properties style:font-name="Consolas" fo:font-weight="normal"/>
    </style:style>
    <style:style style:name="T9" style:family="text">
      <style:text-properties style:font-name="Consolas" fo:font-weight="normal" officeooo:rsid="001d627b"/>
    </style:style>
    <style:style style:name="T10" style:family="text">
      <style:text-properties style:font-name="Consolas" fo:font-weight="normal" officeooo:rsid="001e3098"/>
    </style:style>
    <style:style style:name="T11" style:family="text">
      <style:text-properties style:font-name="Consolas" fo:font-weight="normal" officeooo:rsid="001efad8"/>
    </style:style>
    <style:style style:name="T12" style:family="text">
      <style:text-properties style:font-name="Consolas" fo:font-weight="normal" officeooo:rsid="001ffc3a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cccccc" loext:opacity="100%" style:font-name="Consolas" fo:font-size="10.5pt" fo:font-weight="normal" fo:background-color="#1f1f1f" loext:char-shading-value="0"/>
    </style:style>
    <style:style style:name="T15" style:family="text">
      <style:text-properties fo:color="#cccccc" loext:opacity="100%" style:font-name="Consolas" fo:font-size="10.5pt" fo:font-weight="normal" officeooo:rsid="0027c197" fo:background-color="#1f1f1f" loext:char-shading-value="0" style:font-weight-asian="bold" style:font-weight-complex="bold"/>
    </style:style>
    <style:style style:name="T16" style:family="text">
      <style:text-properties fo:color="#cccccc" loext:opacity="100%" style:font-name="Consolas" fo:font-size="10.5pt" fo:font-weight="normal" officeooo:rsid="0027c197" fo:background-color="#1f1f1f" loext:char-shading-value="0" style:font-weight-asian="bold" style:font-weight-complex="bold" loext:padding="0.049cm" loext:border="0.06pt solid #d9d9e3"/>
    </style:style>
    <style:style style:name="T17" style:family="text">
      <style:text-properties fo:color="#cccccc" loext:opacity="100%" style:font-name="Consolas" fo:font-size="13pt" fo:font-style="italic" fo:font-weight="normal" officeooo:rsid="001b7583" fo:background-color="#1f1f1f" loext:char-shading-value="0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Consolas" fo:font-weight="normal"/>
    </style:style>
    <style:style style:name="T20" style:family="text">
      <style:text-properties fo:color="#9cdcfe" loext:opacity="100%" style:font-name="Consolas" fo:font-size="13pt" fo:font-style="italic" fo:font-weight="normal" officeooo:rsid="001b7583" fo:background-color="#1f1f1f" loext:char-shading-value="0" style:font-size-asian="13pt" style:font-style-asian="italic" style:font-weight-asian="bold" style:font-size-complex="13pt" style:font-style-complex="italic" style:font-weight-complex="bold"/>
    </style:style>
    <style:style style:name="T21" style:family="text">
      <style:text-properties fo:color="#9cdcfe" loext:opacity="100%" style:font-name="Consolas" fo:font-size="10.5pt" fo:font-weight="normal"/>
    </style:style>
    <style:style style:name="T22" style:family="text">
      <style:text-properties fo:color="#ce9178" loext:opacity="100%"/>
    </style:style>
    <style:style style:name="T23" style:family="text">
      <style:text-properties fo:color="#ce9178" loext:opacity="100%" style:font-name="Consolas" fo:font-size="10.5pt" fo:font-weight="normal"/>
    </style:style>
    <style:style style:name="T24" style:family="text">
      <style:text-properties fo:color="#ce9178" loext:opacity="100%" style:font-name="Consolas" fo:font-size="10.5pt" fo:font-weight="normal" fo:background-color="#1f1f1f" loext:char-shading-value="0"/>
    </style:style>
    <style:style style:name="T25" style:family="text">
      <style:text-properties fo:color="#ce9178" loext:opacity="100%" style:font-name="Consolas" fo:font-size="10.5pt" fo:font-weight="normal" officeooo:rsid="0027c197" fo:background-color="#1f1f1f" loext:char-shading-value="0" style:font-weight-asian="bold" style:font-weight-complex="bold"/>
    </style:style>
    <style:style style:name="T26" style:family="text">
      <style:text-properties fo:color="#ce9178" loext:opacity="100%" style:font-name="Consolas" fo:font-size="10.5pt" fo:font-weight="normal" officeooo:rsid="0027c197" fo:background-color="#1f1f1f" loext:char-shading-value="0" style:font-weight-asian="bold" style:font-weight-complex="bold" loext:padding="0.049cm" loext:border="0.06pt solid #d9d9e3"/>
    </style:style>
    <style:style style:name="T27" style:family="text">
      <style:text-properties fo:color="#ce9178" loext:opacity="100%" style:font-name="Consolas" fo:font-weight="normal"/>
    </style:style>
    <style:style style:name="T28" style:family="text">
      <style:text-properties fo:color="#d500f9" loext:opacity="100%" fo:font-weight="bold" officeooo:rsid="0022aa2d" style:font-weight-asian="bold" style:font-weight-complex="bold"/>
    </style:style>
    <style:style style:name="T29" style:family="text">
      <style:text-properties fo:color="#d500f9" loext:opacity="100%" fo:font-weight="bold" officeooo:rsid="002627c6" style:font-weight-asian="bold" style:font-weight-complex="bold"/>
    </style:style>
    <style:style style:name="T30" style:family="text">
      <style:text-properties fo:color="#d500f9" loext:opacity="100%" fo:font-weight="bold" officeooo:rsid="0027c197" style:font-weight-asian="bold" style:font-weight-complex="bold"/>
    </style:style>
    <style:style style:name="T31" style:family="text">
      <style:text-properties fo:color="#569cd6" loext:opacity="100%"/>
    </style:style>
    <style:style style:name="T32" style:family="text">
      <style:text-properties fo:color="#569cd6" loext:opacity="100%" style:font-name="Consolas" fo:font-size="10.5pt" fo:font-weight="normal" officeooo:rsid="0027c197" fo:background-color="#1f1f1f" loext:char-shading-value="0" style:font-weight-asian="bold" style:font-weight-complex="bold"/>
    </style:style>
    <style:style style:name="T33" style:family="text">
      <style:text-properties fo:color="#4fc1ff" loext:opacity="100%"/>
    </style:style>
    <style:style style:name="T34" style:family="text">
      <style:text-properties fo:color="#4fc1ff" loext:opacity="100%" style:font-name="Consolas" fo:font-size="10.5pt" fo:font-weight="normal" fo:background-color="#1f1f1f" loext:char-shading-value="0"/>
    </style:style>
    <style:style style:name="T35" style:family="text">
      <style:text-properties fo:color="#4fc1ff" loext:opacity="100%" style:font-name="Consolas" fo:font-size="10.5pt" fo:font-weight="normal" officeooo:rsid="0027c197" fo:background-color="#1f1f1f" loext:char-shading-value="0" style:font-weight-asian="bold" style:font-weight-complex="bold"/>
    </style:style>
    <style:style style:name="T36" style:family="text">
      <style:text-properties fo:color="#4fc1ff" loext:opacity="100%" style:font-name="Consolas" fo:font-weight="normal"/>
    </style:style>
    <style:style style:name="T37" style:family="text">
      <style:text-properties fo:color="#d4d4d4" loext:opacity="100%"/>
    </style:style>
    <style:style style:name="T38" style:family="text">
      <style:text-properties fo:color="#d4d4d4" loext:opacity="100%" style:font-name="Consolas" fo:font-size="10.5pt" fo:font-weight="normal" officeooo:rsid="0027c197" fo:background-color="#1f1f1f" loext:char-shading-value="0" style:font-weight-asian="bold" style:font-weight-complex="bold"/>
    </style:style>
    <style:style style:name="T39" style:family="text">
      <style:text-properties fo:color="#dcdcaa" loext:opacity="100%"/>
    </style:style>
    <style:style style:name="T40" style:family="text">
      <style:text-properties fo:color="#dcdcaa" loext:opacity="100%" style:font-name="Consolas" fo:font-size="10.5pt" fo:font-weight="normal" fo:background-color="#1f1f1f" loext:char-shading-value="0"/>
    </style:style>
    <style:style style:name="T41" style:family="text">
      <style:text-properties fo:color="#dcdcaa" loext:opacity="100%" style:font-name="Consolas" fo:font-size="10.5pt" fo:font-weight="normal" officeooo:rsid="0027c197" fo:background-color="#1f1f1f" loext:char-shading-value="0" style:font-weight-asian="bold" style:font-weight-complex="bold"/>
    </style:style>
    <style:style style:name="T42" style:family="text">
      <style:text-properties fo:color="#dcdcaa" loext:opacity="100%" style:font-name="Consolas" fo:font-size="10.5pt" fo:font-weight="normal" officeooo:rsid="0027c197" fo:background-color="#1f1f1f" loext:char-shading-value="0" style:font-weight-asian="bold" style:font-weight-complex="bold" loext:padding="0.049cm" loext:border="0.06pt solid #d9d9e3"/>
    </style:style>
    <style:style style:name="T43" style:family="text">
      <style:text-properties fo:color="#dcdcaa" loext:opacity="100%" style:font-name="Consolas" fo:font-weight="normal"/>
    </style:style>
    <style:style style:name="T44" style:family="text">
      <style:text-properties officeooo:rsid="00287237" loext:padding="0.049cm" loext:border="0.06pt solid #d9d9e3"/>
    </style:style>
    <style:style style:name="T45" style:family="text">
      <style:text-properties fo:color="#c586c0" loext:opacity="100%" style:font-name="Consolas" fo:font-weight="normal"/>
    </style:style>
    <style:style style:name="T46" style:family="text">
      <style:text-properties officeooo:rsid="002a8983"/>
    </style:style>
    <style:style style:name="T47" style:family="text">
      <style:text-properties style:use-window-font-color="true" loext:opacity="0%" style:font-name="Liberation Serif" fo:font-size="14pt" fo:font-style="italic" fo:font-weight="normal" officeooo:rsid="002a8983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officeooo:rsid="00905708" style:font-size-asian="14pt" style:font-size-complex="14pt"/>
    </style:style>
    <style:style style:name="T49" style:family="text">
      <style:text-properties style:font-name="Liberation Serif" fo:font-size="14pt" officeooo:rsid="00922fb8" style:font-size-asian="14pt" style:font-size-complex="14pt"/>
    </style:style>
    <style:style style:name="T50" style:family="text">
      <style:text-properties style:font-name="Liberation Serif" fo:font-size="14pt" officeooo:rsid="002a8983" style:font-size-asian="14pt" style:font-size-complex="14pt"/>
    </style:style>
    <style:style style:name="T51" style:family="text">
      <style:text-properties fo:font-weight="bold" fo:background-color="#18ffff" loext:char-shading-value="0" style:font-weight-asian="bold" style:font-weight-complex="bold"/>
    </style:style>
    <style:style style:name="T52" style:family="text">
      <style:text-properties officeooo:rsid="002e57b9"/>
    </style:style>
    <style:style style:name="T53" style:family="text">
      <style:text-properties officeooo:rsid="002e6155" style:font-size-asian="13pt" style:font-size-complex="13pt"/>
    </style:style>
    <style:style style:name="T54" style:family="text">
      <style:text-properties fo:color="#ff4081" loext:opacity="100%"/>
    </style:style>
    <style:style style:name="T55" style:family="text">
      <style:text-properties fo:color="#ff4081" loext:opacity="100%" loext:padding="0.049cm" loext:border="0.06pt solid #d9d9e3"/>
    </style:style>
    <style:style style:name="T56" style:family="text">
      <style:text-properties fo:color="#ff4081" loext:opacity="100%" fo:font-weight="bold" style:font-weight-asian="bold" style:font-weight-complex="bold"/>
    </style:style>
    <style:style style:name="T57" style:family="text">
      <style:text-properties fo:color="#ff4081" loext:opacity="100%" fo:font-weight="bold" style:font-weight-asian="bold" style:font-weight-complex="bold" loext:padding="0.049cm" loext:border="0.06pt solid #d9d9e3"/>
    </style:style>
    <style:style style:name="T58" style:family="text">
      <style:text-properties fo:color="#ff4081" loext:opacity="100%" fo:font-weight="bold" fo:background-color="#000000" loext:char-shading-value="0" style:font-weight-asian="bold" style:font-weight-complex="bold"/>
    </style:style>
    <style:style style:name="T59" style:family="text">
      <style:text-properties fo:color="#ff4081" loext:opacity="100%" fo:font-weight="bold" fo:background-color="#000000" loext:char-shading-value="0" style:font-weight-asian="bold" style:font-weight-complex="bold" loext:padding="0.049cm" loext:border="0.06pt solid #d9d9e3"/>
    </style:style>
    <style:style style:name="T60" style:family="text">
      <style:text-properties fo:color="#ff4081" loext:opacity="100%" fo:font-weight="bold" fo:background-color="#000000" loext:char-shading-value="0" style:font-weight-asian="bold" style:font-weight-complex="bold" loext:padding="0.049cm" loext:border="0.06pt solid #d9d9e3"/>
    </style:style>
    <style:style style:name="T61" style:family="text">
      <style:text-properties fo:color="#ff4081" loext:opacity="100%" fo:font-weight="bold" fo:background-color="#000000" loext:char-shading-value="0" style:font-weight-asian="bold" style:font-weight-complex="bold"/>
    </style:style>
    <style:style style:name="T62" style:family="text">
      <style:text-properties fo:background-color="#18ffff" loext:char-shading-value="0"/>
    </style:style>
    <style:style style:name="T63" style:family="text">
      <style:text-properties fo:background-color="#18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Neste exercício você deve:</text:p>
      <text:p text:style-name="Text_20_body">1) Criar um arquivo Gulpfile que deverá executar as tarefas:</text:p>
      <text:list text:style-name="L1">
        <text:list-item>
          <text:p text:style-name="P37">compilação do SASS;</text:p>
        </text:list-item>
        <text:list-item>
          <text:p text:style-name="P37">compressão de imagens disponibilizadas no Material de apoio;</text:p>
        </text:list-item>
        <text:list-item>
          <text:p text:style-name="P36">compressão de código JavaScript.</text:p>
        </text:list-item>
      </text:list>
      <text:p text:style-name="P16">2) Criar um branch chamada exercicio_gulp.</text:p>
      <text:p text:style-name="Text_20_body">3) Armazenar o arquivo Gulpfile nesta branch.</text:p>
      <text:p text:style-name="Text_20_body">4) Enviar o link do repositório através da plataforma.</text:p>
      <text:p text:style-name="P2"/>
      <text:p text:style-name="P2"/>
      <text:p text:style-name="P2"/>
      <text:p text:style-name="P3">Anotações da atividade</text:p>
      <text:p text:style-name="P2"/>
      <text:h text:style-name="P1" text:outline-level="3">Criar e Configurar o Gulpfile</text:h>
      <text:list text:style-name="L2">
        <text:list-item>
          <text:p text:style-name="P38"><text:span text:style-name="Strong_20_Emphasis"><text:span text:style-name="T1">Instalar o Gulp globalmente</text:span></text:span><text:span text:style-name="Strong_20_Emphasis"><text:span text:style-name="T2"> (se ainda não estiver instalado):</text:span></text:span></text:p>
          <text:p text:style-name="P20">bashCopy code</text:p>
          <text:p text:style-name="P17"><text:span text:style-name="Source_20_Text"><text:span text:style-name="T1">npm install -g gulp</text:span></text:span></text:p>
        </text:list-item>
        <text:list-item>
          <text:p text:style-name="P38"><text:span text:style-name="Strong_20_Emphasis"><text:span text:style-name="T1">Inicializar o Projeto Node.js:</text:span></text:span></text:p>
          <text:list>
            <text:list-item>
              <text:p text:style-name="P38">Navegue até o diretório do projeto no terminal e execute:</text:p>
              <text:p text:style-name="P20">bashCopy code</text:p>
              <text:p text:style-name="P17"><text:span text:style-name="Source_20_Text"><text:span text:style-name="T1">npm init -y</text:span></text:span></text:p>
            </text:list-item>
          </text:list>
        </text:list-item>
        <text:list-item>
          <text:p text:style-name="P38"><text:span text:style-name="Strong_20_Emphasis"><text:span text:style-name="T1">Instalar os Pacotes Necessários:</text:span></text:span></text:p>
          <text:list>
            <text:list-item>
              <text:p text:style-name="P38">Instale os pacotes Gulp e os plugins que você precisará:</text:p>
              <text:p text:style-name="P20">bashCopy code</text:p>
              <text:p text:style-name="P17"><text:span text:style-name="Source_20_Text"><text:span text:style-name="T1">npm install --save-dev gulp gulp-sass gulp-imagemin gulp-uglify</text:span></text:span></text:p>
            </text:list-item>
            <text:list-item>
              <text:p text:style-name="P18"><text:span text:style-name="Source_20_Text"><text:span text:style-name="T28">Aqui, estamos instalando todos os pacotes que vamos utilizar, instalando todos de uma vez</text:span></text:span></text:p>
            </text:list-item>
          </text:list>
        </text:list-item>
      </text:list>
      <text:p text:style-name="P4"><text:span text:style-name="Source_20_Text"><text:tab/></text:span><text:span text:style-name="Source_20_Text"><text:span text:style-name="T3">»</text:span></text:span><text:span text:style-name="Source_20_Text"><text:span text:style-name="T4">Aqui, como podemos ver na aula 1 (configure o gulp), a partir de agora, surgiram as pastas package-lock.json e package.json</text:span></text:span></text:p>
      <text:p text:style-name="P5"><text:span text:style-name="Source_20_Text"><text:span text:style-name="T5">seguindo o que acontece no minuto 2…</text:span></text:span></text:p>
      <text:p text:style-name="P5"><text:span text:style-name="Source_20_Text"><text:span text:style-name="T5">“</text:span></text:span><text:span text:style-name="Source_20_Text"><text:span text:style-name="T6">criamos um novo script chamado gulp, no package.json” »</text:span></text:span></text:p>
      <text:p text:style-name="P6"><text:span text:style-name="Source_20_Text"><text:span text:style-name="T20">"scripts"</text:span></text:span><text:span text:style-name="Source_20_Text"><text:span text:style-name="T17">: {</text:span></text:span></text:p>
      <text:p text:style-name="P7">    <text:span text:style-name="T19">"gulp"</text:span><text:span text:style-name="T8">: </text:span><text:span text:style-name="T27">"gulp"</text:span><text:span text:style-name="T8">,</text:span></text:p>
      <text:p text:style-name="P9"/>
      <text:p text:style-name="P10"><text:span text:style-name="T11">terminal </text:span><text:span text:style-name="T8">»</text:span><text:span text:style-name="T9">npm run gulp</text:span></text:p>
      <text:p text:style-name="P10"><text:span text:style-name="T9"><text:s/>No gulpfile found » </text:span><text:span text:style-name="T10">agora, vamos criar o </text:span><text:span text:style-name="T11">arquivo </text:span><text:span text:style-name="T10">gulpfile.</text:span><text:span text:style-name="T12">js</text:span></text:p>
      <text:p text:style-name="P11"><text:span text:style-name="T8">e adicionamos o .gitignore (para o node_modules)</text:span></text:p>
      <text:p text:style-name="P5"><text:span text:style-name="Source_20_Text"><text:span text:style-name="T6"/></text:span></text:p>
      <text:list xml:id="list231515991006555" text:continue-numbering="true" text:style-name="L2">
        <text:list-item>
          <text:p text:style-name="P38"><text:span text:style-name="Strong_20_Emphasis"><text:span text:style-name="T1">Criar o arquivo Gulpfile.js:</text:span></text:span></text:p>
          <text:list>
            <text:list-item>
              <text:p text:style-name="P38">Crie um arquivo chamado <text:span text:style-name="Source_20_Text"><text:span text:style-name="T1">Gulpfile.js</text:span></text:span> na raiz do seu projeto e adicione o seguinte código inicial:</text:p>
              <text:p text:style-name="P20">javascriptCopy code</text:p>
              <text:p text:style-name="P19"><text:span text:style-name="Source_20_Text"><text:span text:style-name="T1">const gulp = require('gulp');</text:span></text:span></text:p>
            </text:list-item>
          </text:list>
        </text:list-item>
      </text:list>
      <text:list text:style-name="L3">
        <text:list-item>
          <text:list>
            <text:list-header>
              <text:p text:style-name="P21"><text:span text:style-name="Source_20_Text"><text:span text:style-name="T1">const sass = require('gulp-sass'); </text:span></text:span><text:span text:style-name="Source_20_Text"><text:span text:style-name="T44">+</text:span></text:span><text:span text:style-name="Source_20_Text"><text:span text:style-name="T1"> </text:span></text:span><text:span text:style-name="Source_20_Text"><text:span text:style-name="T16">(</text:span></text:span><text:span text:style-name="Source_20_Text"><text:span text:style-name="T42">require</text:span></text:span><text:span text:style-name="Source_20_Text"><text:span text:style-name="T16">(</text:span></text:span><text:span text:style-name="Source_20_Text"><text:span text:style-name="T26">'sass'</text:span></text:span><text:span text:style-name="Source_20_Text"><text:span text:style-name="T16">));</text:span></text:span></text:p>
            </text:list-header>
          </text:list>
        </text:list-item>
      </text:list>
      <text:list xml:id="list231516818014824" text:continue-list="list231515991006555" text:style-name="L2">
        <text:list-item>
          <text:list>
            <text:list-header>
              <text:p text:style-name="P19"><text:soft-page-break/><text:span text:style-name="Source_20_Text"><text:span text:style-name="T1">const imagemin = require('gulp-imagemin');</text:span></text:span></text:p>
              <text:p text:style-name="P19"><text:span text:style-name="Source_20_Text"><text:span text:style-name="T1">const uglify = require('gulp-uglify');</text:span></text:span></text:p>
              <text:p text:style-name="P19"/>
              <text:p text:style-name="P17"><text:span text:style-name="Source_20_Text"><text:span text:style-name="T1">// Defina as tarefas do Gulp aqui</text:span></text:span></text:p>
            </text:list-header>
          </text:list>
        </text:list-item>
      </text:list>
      <text:list text:style-name="L4">
        <text:list-item>
          <text:list>
            <text:list-item>
              <text:p text:style-name="P22"><text:span text:style-name="Source_20_Text"><text:span text:style-name="T28">instala</text:span></text:span><text:span text:style-name="Source_20_Text"><text:span text:style-name="T29">mos anteriormente os pacotes, agora vamos estar importando eles no código (as consts acima fazem a importação)</text:span></text:span></text:p>
            </text:list-item>
          </text:list>
        </text:list-item>
      </text:list>
      <text:list text:style-name="L5">
        <text:list-item>
          <text:list>
            <text:list-item>
              <text:p text:style-name="P23"><text:span text:style-name="Source_20_Text"><text:span text:style-name="T29">Na aula “Use gulp para compilar sass”, </text:span></text:span><text:span text:style-name="Source_20_Text"><text:span text:style-name="T30">o professor faz a importação do sass de forma composta, importando sass e pacote do sass</text:span></text:span></text:p>
            </text:list-item>
            <text:list-item>
              <text:p text:style-name="P23"><text:span text:style-name="Source_20_Text"><text:span text:style-name="T32">const</text:span></text:span><text:span text:style-name="Source_20_Text"><text:span text:style-name="T15"> </text:span></text:span><text:span text:style-name="Source_20_Text"><text:span text:style-name="T35">sass</text:span></text:span><text:span text:style-name="Source_20_Text"><text:span text:style-name="T15"> </text:span></text:span><text:span text:style-name="Source_20_Text"><text:span text:style-name="T38">=</text:span></text:span><text:span text:style-name="Source_20_Text"><text:span text:style-name="T15"> </text:span></text:span><text:span text:style-name="Source_20_Text"><text:span text:style-name="T41">require</text:span></text:span><text:span text:style-name="Source_20_Text"><text:span text:style-name="T15">(</text:span></text:span><text:span text:style-name="Source_20_Text"><text:span text:style-name="T25">'gulp-sass'</text:span></text:span><text:span text:style-name="Source_20_Text"><text:span text:style-name="T15">)(</text:span></text:span><text:span text:style-name="Source_20_Text"><text:span text:style-name="T41">require</text:span></text:span><text:span text:style-name="Source_20_Text"><text:span text:style-name="T15">(</text:span></text:span><text:span text:style-name="Source_20_Text"><text:span text:style-name="T25">'sass'</text:span></text:span><text:span text:style-name="Source_20_Text"><text:span text:style-name="T15">));</text:span></text:span></text:p>
            </text:list-item>
            <text:list-item>
              <text:p text:style-name="P24"><text:span text:style-name="Source_20_Text"><text:span text:style-name="T30"/></text:span></text:p>
            </text:list-item>
          </text:list>
        </text:list-item>
      </text:list>
      <text:list text:continue-list="list231516818014824" text:style-name="L2">
        <text:list-item>
          <text:p text:style-name="P38"><text:span text:style-name="Strong_20_Emphasis"><text:span text:style-name="T1">Configurar Tarefas Gulp:</text:span></text:span></text:p>
          <text:list>
            <text:list-item>
              <text:p text:style-name="P38">Adicione as tarefas para compilar SASS, comprimir imagens e comprimir JavaScript no arquivo <text:span text:style-name="Source_20_Text"><text:span text:style-name="T1">Gulpfile.js</text:span></text:span>:</text:p>
              <text:p text:style-name="P20">javascriptCopy code</text:p>
              <text:p text:style-name="P19"><text:span text:style-name="Source_20_Text"><text:span text:style-name="T1">// Compilar SASS</text:span></text:span></text:p>
              <text:p text:style-name="P19"><text:span text:style-name="Source_20_Text"><text:span text:style-name="T1">gulp.task('sass', function () {</text:span></text:span></text:p>
              <text:p text:style-name="P19"><text:span text:style-name="Source_20_Text"><text:span text:style-name="T1"><text:s text:c="2"/>return gulp.src('src/scss/**/*.scss')</text:span></text:span></text:p>
              <text:p text:style-name="P19"><text:span text:style-name="Source_20_Text"><text:span text:style-name="T1"><text:s text:c="4"/>.pipe(sass().on('error', sass.logError))</text:span></text:span></text:p>
              <text:p text:style-name="P19"><text:span text:style-name="Source_20_Text"><text:span text:style-name="T1"><text:s text:c="4"/>.pipe(gulp.dest('dist/css'));</text:span></text:span></text:p>
              <text:p text:style-name="P19"><text:span text:style-name="Source_20_Text"><text:span text:style-name="T1">});</text:span></text:span></text:p>
              <text:p text:style-name="P19"/>
              <text:p text:style-name="P19"><text:span text:style-name="Source_20_Text"><text:span text:style-name="T1">// Comprimir Imagens</text:span></text:span></text:p>
              <text:p text:style-name="P19"><text:span text:style-name="Source_20_Text"><text:span text:style-name="T1">gulp.task('imagemin', function () {</text:span></text:span></text:p>
              <text:p text:style-name="P19"><text:span text:style-name="Source_20_Text"><text:span text:style-name="T1"><text:s text:c="2"/>return gulp.src('src/images/**/*')</text:span></text:span></text:p>
              <text:p text:style-name="P19"><text:span text:style-name="Source_20_Text"><text:span text:style-name="T1"><text:s text:c="4"/>.pipe(imagemin())</text:span></text:span></text:p>
              <text:p text:style-name="P19"><text:span text:style-name="Source_20_Text"><text:span text:style-name="T1"><text:s text:c="4"/>.pipe(gulp.dest('dist/images'));</text:span></text:span></text:p>
              <text:p text:style-name="P19"><text:span text:style-name="Source_20_Text"><text:span text:style-name="T1">});</text:span></text:span></text:p>
              <text:p text:style-name="P19"/>
              <text:p text:style-name="P19"><text:span text:style-name="Source_20_Text"><text:span text:style-name="T1">// Comprimir JavaScript</text:span></text:span></text:p>
              <text:p text:style-name="P19"><text:span text:style-name="Source_20_Text"><text:span text:style-name="T1">gulp.task('uglify', function () {</text:span></text:span></text:p>
              <text:p text:style-name="P19"><text:span text:style-name="Source_20_Text"><text:span text:style-name="T1"><text:s text:c="2"/>return gulp.src('src/js/**/*.js')</text:span></text:span></text:p>
              <text:p text:style-name="P19"><text:span text:style-name="Source_20_Text"><text:span text:style-name="T1"><text:s text:c="4"/>.pipe(uglify())</text:span></text:span></text:p>
              <text:p text:style-name="P19"><text:span text:style-name="Source_20_Text"><text:span text:style-name="T1"><text:s text:c="4"/>.pipe(gulp.dest('dist/js'));</text:span></text:span></text:p>
              <text:p text:style-name="P19"><text:span text:style-name="Source_20_Text"><text:span text:style-name="T1">});</text:span></text:span></text:p>
              <text:p text:style-name="P19"/>
              <text:p text:style-name="P19"><text:span text:style-name="Source_20_Text"><text:span text:style-name="T1">// Tarefa padrão que executa todas as tarefas acima</text:span></text:span></text:p>
              <text:p text:style-name="P17"><text:span text:style-name="Source_20_Text"><text:span text:style-name="T1">gulp.task('default', gulp.series('sass', 'imagemin', 'uglify'));</text:span></text:span></text:p>
            </text:list-item>
          </text:list>
        </text:list-item>
      </text:list>
      <text:p text:style-name="P2"/>
      <text:p text:style-name="P12">Código completo</text:p>
      <text:p text:style-name="P13"/>
      <text:p text:style-name="P8"><text:span text:style-name="T31">const</text:span> <text:span text:style-name="T33">gulp</text:span> <text:span text:style-name="T37">=</text:span> <text:span text:style-name="T39">require</text:span>(<text:span text:style-name="T22">'gulp'</text:span>);</text:p>
      <text:p text:style-name="P9"><text:span text:style-name="T31">const</text:span> <text:span text:style-name="T33">sass</text:span> <text:span text:style-name="T37">=</text:span> <text:span text:style-name="T39">require</text:span>(<text:span text:style-name="T22">'gulp-sass'</text:span>)(<text:span text:style-name="T39">require</text:span>(<text:span text:style-name="T22">'sass'</text:span>));</text:p>
      <text:p text:style-name="P9"><text:span text:style-name="T31">const</text:span> <text:span text:style-name="T39">imagemin</text:span> <text:span text:style-name="T37">=</text:span> <text:span text:style-name="T39">require</text:span>(<text:span text:style-name="T22">'gulp-imagemin'</text:span>);</text:p>
      <text:p text:style-name="P9"><text:span text:style-name="T31">const</text:span> <text:span text:style-name="T39">uglify</text:span> <text:span text:style-name="T37">=</text:span> <text:span text:style-name="T39">require</text:span>(<text:span text:style-name="T22">'gulp-uglify'</text:span>);</text:p>
      <text:p text:style-name="P14"/>
      <text:p text:style-name="P9"><text:span text:style-name="T31">function</text:span> <text:span text:style-name="T39">compilaSass</text:span>() {</text:p>
      <text:p text:style-name="P7">    <text:span text:style-name="T45">return</text:span><text:span text:style-name="T8"> </text:span><text:span text:style-name="T36">gulp</text:span><text:span text:style-name="T8">.</text:span><text:span text:style-name="T43">src</text:span><text:span text:style-name="T8">(</text:span><text:span text:style-name="T27">'./source/styles/main.scss'</text:span><text:span text:style-name="T8">)</text:span></text:p>
      <text:p text:style-name="P7">    <text:span text:style-name="T8">.</text:span><text:span text:style-name="T43">pipe</text:span><text:span text:style-name="T8">(</text:span><text:span text:style-name="T43">sass</text:span><text:span text:style-name="T8">().</text:span><text:span text:style-name="T43">on</text:span><text:span text:style-name="T8">(</text:span><text:span text:style-name="T27">'error'</text:span><text:span text:style-name="T8">, </text:span><text:span text:style-name="T36">sass</text:span><text:span text:style-name="T8">.</text:span><text:span text:style-name="T43">logError</text:span><text:span text:style-name="T8">))</text:span></text:p>
      <text:p text:style-name="P7">    <text:span text:style-name="T8">.</text:span><text:span text:style-name="T43">pipe</text:span><text:span text:style-name="T8">(</text:span><text:span text:style-name="T36">gulp</text:span><text:span text:style-name="T8">.</text:span><text:span text:style-name="T43">dest</text:span><text:span text:style-name="T8">(</text:span><text:span text:style-name="T27">'dist/css'</text:span><text:span text:style-name="T8">));</text:span></text:p>
      <text:p text:style-name="P9">}</text:p>
      <text:p text:style-name="P14"/>
      <text:p text:style-name="P9"><text:span text:style-name="T31">function</text:span> <text:span text:style-name="T39">comprimeImagens</text:span>() {</text:p>
      <text:p text:style-name="P7">    <text:span text:style-name="T45">return</text:span><text:span text:style-name="T8"> </text:span><text:span text:style-name="T36">gulp</text:span><text:span text:style-name="T8">.</text:span><text:span text:style-name="T43">src</text:span><text:span text:style-name="T8">(</text:span><text:span text:style-name="T27">'./source/images/*'</text:span><text:span text:style-name="T8">)</text:span></text:p>
      <text:p text:style-name="P7">    <text:span text:style-name="T8">.</text:span><text:span text:style-name="T43">pipe</text:span><text:span text:style-name="T8">(</text:span><text:span text:style-name="T43">imagemin</text:span><text:span text:style-name="T8">())</text:span></text:p>
      <text:p text:style-name="P7">    <text:span text:style-name="T8">.</text:span><text:span text:style-name="T43">pipe</text:span><text:span text:style-name="T8">(</text:span><text:span text:style-name="T36">gulp</text:span><text:span text:style-name="T8">.</text:span><text:span text:style-name="T43">dest</text:span><text:span text:style-name="T8">(</text:span><text:span text:style-name="T27">'dist/images'</text:span><text:span text:style-name="T8">));</text:span></text:p>
      <text:p text:style-name="P9">}</text:p>
      <text:p text:style-name="P14"/>
      <text:p text:style-name="P9"><text:span text:style-name="T31">function</text:span> <text:span text:style-name="T39">comprimeJS</text:span>() {</text:p>
      <text:p text:style-name="P7">    <text:span text:style-name="T45">return</text:span><text:span text:style-name="T8"> </text:span><text:span text:style-name="T36">gulp</text:span><text:span text:style-name="T8">.</text:span><text:span text:style-name="T43">src</text:span><text:span text:style-name="T8">(</text:span><text:span text:style-name="T27">'./source/scripts/*.js'</text:span><text:span text:style-name="T8">)</text:span></text:p>
      <text:p text:style-name="P7">    <text:span text:style-name="T8">.</text:span><text:span text:style-name="T43">pipe</text:span><text:span text:style-name="T8">(</text:span><text:span text:style-name="T43">uglify</text:span><text:span text:style-name="T8">())</text:span></text:p>
      <text:p text:style-name="P7">    <text:span text:style-name="T8">.</text:span><text:span text:style-name="T43">pipe</text:span><text:span text:style-name="T8">(</text:span><text:span text:style-name="T36">gulp</text:span><text:span text:style-name="T8">.</text:span><text:span text:style-name="T43">dest</text:span><text:span text:style-name="T8">(</text:span><text:span text:style-name="T27">'dist/js'</text:span><text:span text:style-name="T8">));</text:span></text:p>
      <text:p text:style-name="P9">}</text:p>
      <text:p text:style-name="P14"/>
      <text:p text:style-name="P9"><text:span text:style-name="T33">gulp</text:span>.<text:span text:style-name="T39">task</text:span>(<text:span text:style-name="T22">'default'</text:span>, <text:span text:style-name="T33">gulp</text:span>.<text:span text:style-name="T39">series</text:span>(<text:span text:style-name="T39">compilaSass</text:span>, <text:span text:style-name="T39">comprimeImagens</text:span>, <text:span text:style-name="T39">comprimeJS</text:span>));</text:p>
      <text:p text:style-name="P15"/>
      <text:p text:style-name="P33">======</text:p>
      <text:p text:style-name="P33">agora basta executar “npm run gulp”</text:p>
      <text:p text:style-name="P33">e as tarefas serão realizadas</text:p>
      <text:p text:style-name="P33">[22:56:57] Using gulpfile ~\OneDrive\Área de Trabalho\EBAC\16.1 - Gulp exercício\gulpfile.js</text:p>
      <text:p text:style-name="P33">[22:56:57] Starting 'default'...</text:p>
      <text:p text:style-name="P33">[22:56:57] Starting 'compilaSass'...</text:p>
      <text:p text:style-name="P33">[22:56:58] Finished 'compilaSass' after 232 ms</text:p>
      <text:p text:style-name="P33">[22:56:58] Starting 'comprimeImagens'...</text:p>
      <text:p text:style-name="P33">[22:57:43] gulp-imagemin: Minified 6 images (saved 1.87 MB - 30.3%)</text:p>
      <text:p text:style-name="P33">[22:57:43] Finished 'comprimeImagens' after 45 s</text:p>
      <text:p text:style-name="P33">[22:57:43] Starting 'comprimeJS'...</text:p>
      <text:p text:style-name="P33">[22:57:43] Finished 'comprimeJS' after 41 ms</text:p>
      <text:p text:style-name="P33">[22:57:43] Finished 'default' after 45 s</text:p>
      <text:p text:style-name="P32">=======================</text:p>
      <text:p text:style-name="P32"/>
      <text:p text:style-name="P32"/>
      <text:p text:style-name="P32"><text:soft-page-break/><text:span text:style-name="T51">IMPORTANTE:</text:span> </text:p>
      <text:p text:style-name="P34"><text:span text:style-name="T53">O que é isto? » </text:span><text:span text:style-name="T34">gulp</text:span><text:span text:style-name="T14">.</text:span><text:span text:style-name="T40">task</text:span><text:span text:style-name="T14">(</text:span><text:span text:style-name="T24">'default'</text:span><text:span text:style-name="T14">, </text:span><text:span text:style-name="T34">gulp</text:span><text:span text:style-name="T14">.</text:span><text:span text:style-name="T40">series</text:span><text:span text:style-name="T14">(</text:span><text:span text:style-name="T40">compilaSass</text:span><text:span text:style-name="T14">, </text:span><text:span text:style-name="T40">comprimeImagens</text:span><text:span text:style-name="T14">, </text:span><text:span text:style-name="T40">comprimeJS</text:span><text:span text:style-name="T14">));</text:span></text:p>
      <text:p text:style-name="P32"/>
      <text:p text:style-name="P32">é a tarefa padrão que executa todas as tarefas</text:p>
      <text:p text:style-name="P32"/>
      <text:p text:style-name="P41"><text:span text:style-name="T56">A linha de código </text:span><text:span text:style-name="Source_20_Text"><text:span text:style-name="T60">gulp.task('default', gulp.series(compileSass, compressImages, compressJS));</text:span></text:span><text:span text:style-name="T56"> está criando uma tarefa padrão no Gulp. Essa tarefa padrão é executada quando você simplesmente executa o comando </text:span><text:span text:style-name="Source_20_Text"><text:span text:style-name="T57">gulp</text:span></text:span><text:span text:style-name="T56"> no terminal, sem fornecer um nome de tarefa específico.</text:span></text:p>
      <text:p text:style-name="P42">Vamos entender cada parte dessa linha:</text:p>
      <text:list text:style-name="L6">
        <text:list-item>
          <text:p text:style-name="P40"><text:span text:style-name="Source_20_Text"><text:span text:style-name="T60">gulp.task('default', ...)</text:span></text:span><text:span text:style-name="T56">: Isso define uma tarefa chamada 'default', que será a tarefa padrão quando você executa o Gulp sem especificar um nome de tarefa.</text:span></text:p>
        </text:list-item>
        <text:list-item>
          <text:p text:style-name="P40"><text:span text:style-name="Source_20_Text"><text:span text:style-name="T60">gulp.series(...)</text:span></text:span><text:span text:style-name="T56">: Isso indica que as tarefas listadas a seguir serão executadas em série, uma após a outra.</text:span></text:p>
        </text:list-item>
        <text:list-item>
          <text:p text:style-name="P40"><text:span text:style-name="Source_20_Text"><text:span text:style-name="T60">compileSass</text:span></text:span><text:span text:style-name="T61">, </text:span><text:span text:style-name="Source_20_Text"><text:span text:style-name="T60">compressImages</text:span></text:span><text:span text:style-name="T61">, </text:span><text:span text:style-name="Source_20_Text"><text:span text:style-name="T60">compressJS</text:span></text:span><text:span text:style-name="T56">: São as tarefas individuais que serão executadas em série pela tarefa padrão.</text:span></text:p>
        </text:list-item>
      </text:list>
      <text:p text:style-name="P39"><text:span text:style-name="T56">Portanto, quando você executa </text:span><text:span text:style-name="Source_20_Text"><text:span text:style-name="T57">gulp</text:span></text:span><text:span text:style-name="T56"> no terminal, o Gulp procura pela tarefa chamada 'default' e executa as tarefas que foram especificadas dentro de </text:span><text:span text:style-name="Source_20_Text"><text:span text:style-name="T57">gulp.series(...)</text:span></text:span><text:span text:style-name="T56">. Neste caso, ele compilará o SASS, comprimirá as imagens e comprimirá o JavaScript, seguindo a ordem fornecida. Isso é conveniente porque permite que você agrupe várias tarefas comuns sob uma única execução.</text:span></text:p>
      <text:p text:style-name="P32"/>
      <text:p text:style-name="P29">»o<text:span text:style-name="T46">s arquivos Js, .scss e as imagens estão nas suas devidas pastas</text:span></text:p>
      <text:p text:style-name="P15">»<text:span text:style-name="T46">a pasta dist será criada após executarmos o “npm run gulp”</text:span></text:p>
      <text:p text:style-name="P15"/>
      <text:p text:style-name="P31"><text:span text:style-name="T7">Problemas enfrentados »</text:span> </text:p>
      <text:p text:style-name="P31"/>
      <text:p text:style-name="P31">1 » Como fizemos esse script</text:p>
      <text:p text:style-name="P26"><text:span text:style-name="T18">"scripts"</text:span>: {</text:p>
      <text:p text:style-name="P27">    <text:span text:style-name="T21">"gulp"</text:span><text:span text:style-name="T13">: </text:span><text:span text:style-name="T23">"gulp"</text:span><text:span text:style-name="T13">,</text:span></text:p>
      <text:p text:style-name="P31"/>
      <text:p text:style-name="P31">temos que executar o gulp no terminal com “npm run gulp”</text:p>
      <text:p text:style-name="P31"/>
      <text:p text:style-name="P31">2 » Imagemin <text:span text:style-name="T52">(versão atual não funciona corretamente)</text:span></text:p>
      <text:p text:style-name="P35">»<text:span text:style-name="T46">ERRO » </text:span><text:span text:style-name="T48">erro na versão do plugin, </text:span><text:span text:style-name="T49">tivemos que instalar a versão anterior </text:span><text:span text:style-name="T50">(ver aula 6, 10min) <text:s/>» temos que instalar a versão anterior do imagemin</text:span></text:p>
      <text:p text:style-name="P30"><text:span text:style-name="T4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8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22:34:37.891000000</meta:creation-date>
    <dc:date>2023-11-16T23:14:59.198000000</dc:date>
    <meta:editing-duration>PT5H8M6S</meta:editing-duration>
    <meta:editing-cycles>22</meta:editing-cycles>
    <meta:generator>LibreOffice/7.5.7.1$Windows_X86_64 LibreOffice_project/47eb0cf7efbacdee9b19ae25d6752381ede23126</meta:generator>
    <meta:document-statistic meta:table-count="0" meta:image-count="0" meta:object-count="0" meta:page-count="6" meta:paragraph-count="122" meta:word-count="776" meta:character-count="5530" meta:non-whitespace-character-count="4848"/>
  </office:meta>
</office:document-meta>
</file>